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07600000029ABF5F7A91F7A9EF9.png" manifest:media-type="image/png"/>
  <manifest:file-entry manifest:full-path="Pictures/100002010000023500000235A81BB0B5E6501E1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25in"/>
        </style:tab-stops>
      </style:paragraph-properties>
    </style:style>
    <style:style style:name="P2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>
        <style:tab-stops>
          <style:tab-stop style:position="0.25in"/>
        </style:tab-stops>
      </style:paragraph-properties>
    </style:style>
    <style:style style:name="P9" style:family="paragraph" style:parent-style-name="Standard">
      <style:paragraph-properties fo:margin-left="0in" fo:margin-right="0in" fo:margin-top="0.1665in" fo:margin-bottom="0.0972in" loext:contextual-spacing="false" fo:line-height="100%" fo:text-align="justify" style:justify-single-word="false" fo:text-indent="0in" style:auto-text-indent="false">
        <style:tab-stops>
          <style:tab-stop style:position="0.25in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.0626in" fo:text-align="justify" style:justify-single-word="false" fo:text-indent="-0.0626in" style:auto-text-indent="false">
        <style:tab-stops>
          <style:tab-stop style:position="0.25in"/>
        </style:tab-stops>
      </style:paragraph-properties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3" style:family="paragraph" style:parent-style-name="Standard" style:list-style-name="WWNum1">
      <style:paragraph-properties fo:margin-left="0.5in" fo:margin-right="0.0626in" fo:margin-top="0.0626in" fo:margin-bottom="0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P14" style:family="paragraph" style:parent-style-name="Standard" style:list-style-name="WWNum1">
      <style:paragraph-properties fo:margin-left="0.5in" fo:margin-right="0.0626in" fo:margin-top="0in" fo:margin-bottom="0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P15" style:family="paragraph" style:parent-style-name="Standard" style:list-style-name="WWNum1">
      <style:paragraph-properties fo:margin-left="0.5in" fo:margin-right="0.0626in" fo:margin-top="0in" fo:margin-bottom="0.0626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P16" style:family="paragraph" style:parent-style-name="Standard">
      <style:paragraph-properties fo:margin-left="0in" fo:margin-right="0.0626in" fo:text-indent="0in" style:auto-text-indent="false"/>
    </style:style>
    <style:style style:name="P17" style:family="paragraph" style:parent-style-name="Standard" style:master-page-name="Standard">
      <style:paragraph-properties style:page-number="1">
        <style:tab-stops>
          <style:tab-stop style:position="0.25in"/>
        </style:tab-stops>
      </style:paragraph-properties>
    </style:style>
    <style:style style:name="P18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84d54" fo:font-size="12pt" style:font-size-asian="12pt" style:font-size-complex="12pt"/>
    </style:style>
    <style:style style:name="T2" style:family="text">
      <style:text-properties fo:color="#384d54"/>
    </style:style>
    <style:style style:name="T3" style:family="text">
      <style:text-properties fo:color="#384d54" fo:font-size="9pt" style:font-size-asian="9pt" style:font-size-complex="9pt"/>
    </style:style>
    <style:style style:name="T4" style:family="text">
      <style:text-properties style:text-position="0% 100%"/>
    </style:style>
    <style:style style:name="T5" style:family="text">
      <style:text-properties fo:color="#0086b3" style:font-name="Consolas" fo:font-style="italic" fo:font-weight="bold" fo:background-color="#f8f8f8" loext:char-shading-value="0" style:font-name-asian="Consolas1" style:font-style-asian="italic" style:font-weight-asian="bold" style:font-name-complex="Consolas1" style:font-style-complex="italic" style:font-weight-complex="bold"/>
    </style:style>
    <style:style style:name="T6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 style:font-style-complex="italic" style:font-weight-complex="bold"/>
    </style:style>
    <style:style style:name="T7" style:family="text">
      <style:text-properties fo:color="#333333" style:font-name="Consolas" fo:background-color="#f8f8f8" loext:char-shading-value="0" style:font-name-asian="Consolas1" style:font-name-complex="Consolas1"/>
    </style:style>
    <style:style style:name="T8" style:family="text">
      <style:text-properties fo:color="#333333" style:font-name="Consolas" fo:font-size="12pt" fo:font-style="italic" fo:font-weight="bold" fo:background-color="#f8f8f8" loext:char-shading-value="0" style:font-name-asian="Consolas1" style:font-size-asian="12pt" style:font-style-asian="italic" style:font-weight-asian="bold" style:font-name-complex="Consolas1" style:font-size-complex="12pt" style:font-style-complex="italic" style:font-weight-complex="bold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10" style:family="text">
      <style:text-properties style:font-name="Calibri" fo:font-style="italic" fo:font-weight="bold" style:font-name-asian="Calibri1" style:font-style-asian="italic" style:font-weight-asian="bold" style:font-name-complex="Calibri1" style:font-style-complex="italic" style:font-weight-complex="bold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 style:font-style-complex="italic" style:font-weight-complex="bold"/>
    </style:style>
    <style:style style:name="T13" style:family="text">
      <style:text-properties style:font-name="Calibri" fo:font-size="12pt" style:font-name-asian="Calibri1" style:font-size-asian="12pt" style:font-name-complex="Calibri1" style:font-size-complex="12pt"/>
    </style:style>
    <style:style style:name="T14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5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 style:font-style-complex="italic" style:font-weight-complex="bold"/>
    </style:style>
    <style:style style:name="T16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17" style:family="text">
      <style:text-properties fo:color="#999988" style:font-name="Consolas" fo:font-size="12pt" fo:font-style="italic" fo:font-weight="bold" fo:background-color="#f8f8f8" loext:char-shading-value="0" style:font-name-asian="Consolas1" style:font-size-asian="12pt" style:font-style-asian="italic" style:font-weight-asian="bold" style:font-name-complex="Consolas1" style:font-size-complex="12pt" style:font-style-complex="italic" style:font-weight-complex="bold"/>
    </style:style>
    <style:style style:name="T18" style:family="text">
      <style:text-properties fo:color="#dd1144" style:font-name="Consolas" fo:font-size="12pt" fo:font-style="italic" fo:font-weight="bold" fo:background-color="#f8f8f8" loext:char-shading-value="0" style:font-name-asian="Consolas1" style:font-size-asian="12pt" style:font-style-asian="italic" style:font-weight-asian="bold" style:font-name-complex="Consolas1" style:font-size-complex="12pt" style:font-style-complex="italic" style:font-weight-complex="bold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style:text-underline-style="none"/>
    </style:style>
    <style:style style:name="T21" style:family="text">
      <style:text-properties fo:color="#008080" style:font-name="Consolas" fo:background-color="#f8f8f8" loext:char-shading-value="0" style:font-name-asian="Consolas1" style:font-name-complex="Consolas1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db7ed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27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2.png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Preparando nuestro Script en Python 3</text:span></text:p>
      <text:p text:style-name="P2"><draw:rect text:anchor-type="as-char" style:rel-width="100%" draw:z-index="2" draw:style-name="gr1" draw:text-style-name="P19" svg:width="0.0012in" svg:height="0.0213in"><text:p/></draw:rect></text:p>
      <text:p text:style-name="P1">Prácticamente, todas las distribuciones de Linux incluyen Python. Para saber dónde está podéis ejecutar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5">which</text:span><text:span text:style-name="T6"> python3</text:span></text:p>
          </table:table-cell>
        </table:table-row>
      </table:table>
      <text:p text:style-name="P1">Este comando os dará la ruta. En la gran mayoría de estas su ruta e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7">/usr/bin/python3</text:span></text:p>
          </table:table-cell>
        </table:table-row>
      </table:table>
      <text:p text:style-name="P11">Para hacer un ShellScript en Python 3, en la primera línea indicar intérprete a usar sea Python 3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5">#!/usr/bin/python3</text:span></text:p>
          </table:table-cell>
        </table:table-row>
      </table:table>
      <text:p text:style-name="P1">Después, al igual que cualquier otro tipo de ShellScript, deberéis darle permisos de ejecución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7">chmod u+x ./nuestroScript.py</text:span></text:p>
          </table:table-cell>
        </table:table-row>
      </table:table>
      <text:p text:style-name="P1">NOTA: la extensión .py, aunque recomendable por temas de comprensión, no es obligatoria.</text:p>
      <text:p text:style-name="P1"><draw:frame draw:style-name="fr1" draw:name="Image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Ejecutar comandos Linux y obtener salida por pantalla</text:span></text:p>
      <text:p text:style-name="P12"><draw:rect text:anchor-type="as-char" style:rel-width="100%" draw:z-index="3" draw:style-name="gr1" draw:text-style-name="P19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8">import commands<text:line-break/>status, output = commands.getstatusoutput(</text:span><text:span text:style-name="T18">"cat /etc/services"</text:span><text:span text:style-name="T8">)</text:span></text:p>
          </table:table-cell>
        </table:table-row>
      </table:table>
      <text:p text:style-name="P1">Este comando devuelve el status de la ejecución en la variable status</text:p>
      <text:list xml:id="list3183828169" text:style-name="WWNum1">
        <text:list-item>
          <text:p text:style-name="P13">La variable “status” vale generalmente 0 si el comando se ha ejecutado correctamente</text:p>
        </text:list-item>
        <text:list-item>
          <text:p text:style-name="P14">Si el resultado es distinto de 0 suele indicar ha habido un error</text:p>
        </text:list-item>
        <text:list-item>
          <text:p text:style-name="P15">Lo que el comando mostraría por pantalla (la salida estándar) se almacena en la variable output.</text:p>
        </text:list-item>
      </text:list>
      <text:p text:style-name="P1"><draw:frame draw:style-name="fr1" draw:name="Image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Leer del teclado</text:span></text:p>
      <text:p text:style-name="P12"><draw:rect text:anchor-type="as-char" style:rel-width="100%" draw:z-index="4" draw:style-name="gr1" draw:text-style-name="P19" svg:width="0.0012in" svg:height="0.0213in"><text:p/></draw:rect></text:p>
      <text:p text:style-name="P8"><text:span text:style-name="T13">Similar a la función </text:span>“<text:span text:style-name="T13">read</text:span>”<text:span text:style-name="T13"> en Bash ShellScript. De manera simple se puede hacer c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8">nb = input(</text:span><text:span text:style-name="T18">'Elige un número: '</text:span><text:span text:style-name="T8">)</text:span></text:p>
          </table:table-cell>
        </table:table-row>
      </table:table>
      <text:p text:style-name="P8"><text:span text:style-name="T13">Con esto se almacena en la variable “nb” lo leído del teclado</text:span> como cadena de texto<text:span text:style-name="T13">.</text:span></text:p>
      <text:p text:style-name="P8"/>
      <text:p text:style-name="P8"/>
      <text:p text:style-name="P8"/>
      <text:p text:style-name="P8"/>
      <text:p text:style-name="P1"><draw:frame draw:style-name="fr1" draw:name="Image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Paso de parámetros de consola en Python 3</text:span></text:p>
      <text:p text:style-name="P12"><draw:rect text:anchor-type="as-char" style:rel-width="100%" draw:z-index="5" draw:style-name="gr1" draw:text-style-name="P19" svg:width="0.0012in" svg:height="0.0213in"><text:p/></draw:rect></text:p>
      <text:p text:style-name="P1">Para el paso de parámetros debemos importar la biblioteca “sys” y usar “sys.argv”. </text:p>
      <text:p text:style-name="P1">Esta variable contiene el nombre del ejecutable en la posición 0 y en las siguientes posiciones los parámetros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import</text:span><text:span text:style-name="T7"> sys<text:line-break/><text:line-break/></text:span><text:span text:style-name="T9">if</text:span><text:span text:style-name="T7"> len(sys.argv) != </text:span><text:span text:style-name="T21">3</text:span><text:span text:style-name="T7">:<text:line-break/><text:line-break/><text:tab/></text:span><text:span text:style-name="T9">print</text:span><text:span text:style-name="T7"> </text:span><text:span text:style-name="T19">"Se requieren 2 parámetros"</text:span><text:span text:style-name="T7"> <text:line-break/></text:span><text:span text:style-name="T9">else</text:span><text:span text:style-name="T7">:<text:line-break/><text:tab/></text:span><text:span text:style-name="T9">print</text:span><text:span text:style-name="T7"> sys.argv[</text:span><text:span text:style-name="T21">0</text:span><text:span text:style-name="T7">] </text:span><text:span text:style-name="T16"># devuelve el nombre del ejecutable.</text:span><text:span text:style-name="T7"><text:line-break/><text:tab/></text:span><text:span text:style-name="T9">print</text:span><text:span text:style-name="T7"> sys.argv[</text:span><text:span text:style-name="T21">1</text:span><text:span text:style-name="T7">] </text:span><text:span text:style-name="T16"># devuelve el primer argumento</text:span><text:span text:style-name="T7"><text:line-break/><text:tab/></text:span><text:span text:style-name="T9">print</text:span><text:span text:style-name="T7"> sys.argv[</text:span><text:span text:style-name="T21">2</text:span><text:span text:style-name="T7">] </text:span><text:span text:style-name="T16"># devuelve el segundo argumento</text:span></text:p>
          </table:table-cell>
        </table:table-row>
      </table:table>
      <text:p text:style-name="P1"><draw:frame draw:style-name="fr1" draw:name="Image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2">Comprobar si existen ficheros/directorios</text:span></text:p>
      <text:p text:style-name="P12"><draw:rect text:anchor-type="as-char" style:rel-width="100%" draw:z-index="6" draw:style-name="gr1" draw:text-style-name="P19" svg:width="0.0012in" svg:height="0.0213in"><text:p/></draw:rect></text:p>
      <text:p text:style-name="P1"><text:span text:style-name="T13">Sim</text:span>i<text:span text:style-name="T13">lar a la herramienta test (para comprobar si existen ficheros, directorios, etc.)</text:span></text:p>
      <text:p text:style-name="P1"><text:span text:style-name="T22">S</text:span><text:span text:style-name="T23">aber si una ruta existe, sea fichero o directori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import</text:span><text:span text:style-name="T7"> os.path<text:line-break/>file_path=</text:span><text:span text:style-name="T19">"/home"</text:span><text:span text:style-name="T7"><text:line-break/></text:span><text:span text:style-name="T9">if</text:span><text:span text:style-name="T7"> os.path.exists(file_path):<text:line-break/><text:tab/></text:span><text:span text:style-name="T9">print</text:span><text:span text:style-name="T7"> </text:span><text:span text:style-name="T19">"La ruta existe"</text:span><text:span text:style-name="T7"><text:line-break/></text:span><text:span text:style-name="T9">else</text:span><text:span text:style-name="T7">:<text:line-break/><text:tab/></text:span><text:span text:style-name="T9">print</text:span><text:span text:style-name="T7"> </text:span><text:span text:style-name="T19">"La ruta no existe"</text:span></text:p>
          </table:table-cell>
        </table:table-row>
      </table:table>
      <text:p text:style-name="P1"><text:span text:style-name="T23">Saber si es un directorio (no fichero)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8">import os.path<text:line-break/>file_path=</text:span><text:span text:style-name="T18">"/home"</text:span><text:span text:style-name="T8"><text:line-break/>if os.path.isdir(file_path):<text:line-break/><text:tab/>print </text:span><text:span text:style-name="T18">"La ruta es un directorio"</text:span><text:span text:style-name="T8"><text:line-break/>else:<text:line-break/><text:tab/>print </text:span><text:span text:style-name="T18">"La ruta no existe o no es un directorio"</text:span></text:p>
          </table:table-cell>
        </table:table-row>
      </table:table>
      <text:p text:style-name="P8"/>
      <text:p text:style-name="P8"/>
      <text:p text:style-name="P8"/>
      <text:p text:style-name="P1"><text:span text:style-name="T22">Comprobar</text:span><text:span text:style-name="T23"> si una ruta es fichero (no directorio) y además comprobar si tenemos permisos de lectura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8">import os<text:line-break/>import os.path<text:line-break/><text:line-break/>PATH=</text:span><text:span text:style-name="T18">'./file.txt'</text:span><text:span text:style-name="T8"><text:line-break/><text:line-break/>if os.path.isfile(PATH) and os.access(PATH, os.R_OK):<text:line-break/> <text:s text:c="3"/>print </text:span><text:span text:style-name="T18">"File exists and is readable"</text:span><text:span text:style-name="T8"><text:line-break/>else:<text:line-break/> <text:s text:c="3"/>print </text:span><text:span text:style-name="T18">"Either file is missing or is not readable"</text:span></text:p>
          </table:table-cell>
        </table:table-row>
      </table:table>
      <text:p text:style-name="P8"><text:span text:style-name="T22">Tipis para el uso de “</text:span><text:span text:style-name="T23">os.access</text:span><text:span text:style-name="T22">”</text:span></text:p>
      <text:p text:style-name="P9"><text:span text:style-name="T14">os.R_OK:</text:span><text:span text:style-name="T13"> Para comprobar si se tiene permiso de lectura en la ruta</text:span></text:p>
      <text:p text:style-name="P1"><text:span text:style-name="T14">os.W_OK</text:span><text:span text:style-name="T24">:</text:span> <text:span text:style-name="T13">Para comprobar si se tiene permiso de escritura en la ruta</text:span></text:p>
      <text:p text:style-name="P1"><text:span text:style-name="T14">os.X_OK: </text:span><text:span text:style-name="T13">Para comprobar si se tiene permiso de ejecución en la ruta</text:span></text:p>
      <text:p text:style-name="P1"><draw:frame draw:style-name="fr1" draw:name="Image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2">Leer variables de entorno desde Python 3</text:span></text:p>
      <text:p text:style-name="P12"><draw:rect text:anchor-type="as-char" style:rel-width="100%" draw:z-index="7" draw:style-name="gr1" draw:text-style-name="P19" svg:width="0.0012in" svg:height="0.0213in"><text:p/></draw:rect></text:p>
      <text:p text:style-name="P9">Para leer <text:span text:style-name="T13">variables de entorno de</text:span>l sistema operativo<text:span text:style-name="T13"> desde Python </text:span>3<text:span text:style-name="T13">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8">import os<text:line-break/>print(os.environ[</text:span><text:span text:style-name="T18">'HOME'</text:span><text:span text:style-name="T8">])<text:line-break/></text:span><text:span text:style-name="T17"># Esto nos imprime la variable de entorno de Linux HOME</text:span></text:p>
          </table:table-cell>
        </table:table-row>
      </table:table>
      <text:p text:style-name="P9">Para modificar variables de entorno del sistema operativo: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7"><text:span text:style-name="T9">import</text:span><text:span text:style-name="T7"> os<text:line-break/></text:span><text:span text:style-name="T16"># Siempre debe ser el tipo de dato una string</text:span><text:span text:style-name="T7"><text:line-break/>os.environ[</text:span><text:span text:style-name="T19">"HOME"</text:span><text:span text:style-name="T7">] = </text:span><text:span text:style-name="T19">"/home/sergi"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>
        <style:tab-stops>
          <style:tab-stop style:position="0.25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" style:family="text">
      <style:text-properties fo:color="#0db7ed" fo:font-size="20pt" fo:font-weight="normal" style:font-size-asian="20pt" style:font-weight-asian="normal" style:font-size-complex="20pt" style:font-weight-complex="normal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as-char" svg:width="0.4319in" svg:height="0.4319in" draw:z-index="9"><draw:image xlink:href="Pictures/100002010000023500000235A81BB0B5E6501E18.png" xlink:type="simple" xlink:show="embed" xlink:actuate="onLoad" loext:mime-type="image/png"/></draw:frame><text:span text:style-name="MT1">Cheatsheet Python 3 - Scripts SS.OO.</text:span><draw:frame draw:style-name="Mfr2" draw:name="image1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8" meta:object-count="0" meta:page-count="2" meta:paragraph-count="49" meta:word-count="492" meta:character-count="3131" meta:non-whitespace-character-count="2657"/>
    <meta:generator>LibreOfficeDev/6.0.5.2$Linux_X86_64 LibreOffice_project/</meta:generator>
  </office:meta>
</office:document-meta>
</file>